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DocumentProvider.doSaveDocument( IProgressMonitor monitor , Object element , IDocument document , boolean overwr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ocumentProvider.createDocument( Objec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